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764in"/>
    </style:style>
    <style:style style:name="co2" style:family="table-column">
      <style:table-column-properties fo:break-before="auto" style:column-width="2.1661in"/>
    </style:style>
    <style:style style:name="co3" style:family="table-column">
      <style:table-column-properties fo:break-before="auto" style:column-width="2.3264in"/>
    </style:style>
    <style:style style:name="co4" style:family="table-column">
      <style:table-column-properties fo:break-before="auto" style:column-width="3.6992in"/>
    </style:style>
    <style:style style:name="co5" style:family="table-column">
      <style:table-column-properties fo:break-before="auto" style:column-width="3.1528in"/>
    </style:style>
    <style:style style:name="co6" style:family="table-column">
      <style:table-column-properties fo:break-before="auto" style:column-width="3.1846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7">
          <table:table-cell table:number-columns-repeated="6"/>
        </table:table-row>
        <table:table-row table:style-name="ro1">
          <table:table-cell office:value-type="string" calcext:value-type="string">
            <text:p>INTERROGATIV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ADJE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y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lar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w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diver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has</text:p>
          </table:table-cell>
          <table:table-cell office:value-type="string" calcext:value-type="string">
            <text:p>stro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en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develop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ere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were</text:p>
          </table:table-cell>
          <table:table-cell office:value-type="string" calcext:value-type="string">
            <text:p>histo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ch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sm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o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becomes</text:p>
          </table:table-cell>
          <table:table-cell office:value-type="string" calcext:value-type="string">
            <text:p>wealt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became</text:p>
          </table:table-cell>
          <table:table-cell office:value-type="string" calcext:value-type="string">
            <text:p>mode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eems</text:p>
          </table:table-cell>
          <table:table-cell office:value-type="string" calcext:value-type="string">
            <text:p>grow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plays</text:p>
          </table:table-cell>
          <table:table-cell office:value-type="string" calcext:value-type="string">
            <text:p>powerfu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di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hin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apa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outh Kore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ussi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outh Afric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gyp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igeri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rgentin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hi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lombi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ew York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os Angel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oront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ond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ari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rli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oky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ydne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hanghai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umbai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oscow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m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exico Cit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ão Paul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ubai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ong Kon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ou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uenos Air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stanbu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ir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aylor Swif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eonardo DiCapri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yonc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wayne Johns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gelina Joli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rad Pit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ihann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om Hank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prah Winfre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im Kardashia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yan Reynold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ennifer Lawrenc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hris Hemswort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anye Wes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wyneth Paltrow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rak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carlett Johanss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eorge Cloone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mma Wats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ill Smit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eonardo DiCapri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yonc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wayne Johns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gelina Joli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rad Pit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ihann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om Hank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prah Winfre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im Kardashia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yan Reynold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ennifer Lawrenc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hris Hemswort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anye Wes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wyneth Paltrow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rak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carlett Johanss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eorge Cloone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mma Wats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ill Smith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3T19:45:44.122070023</meta:creation-date>
    <dc:date>2024-08-23T20:20:41.710855100</dc:date>
    <meta:editing-duration>PT6M34S</meta:editing-duration>
    <meta:editing-cycles>1</meta:editing-cycles>
    <meta:document-statistic meta:table-count="1" meta:cell-count="114" meta:object-count="0"/>
    <meta:generator>LibreOffice/24.2.5.2$Linux_X86_64 LibreOffice_project/d6e8b0f3fc6e8af2b00cf4969fd0d2fa45b9a62e</meta:generator>
  </office:meta>
</office:document-meta>
</file>